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1.167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1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503cm"/>
    </style:style>
    <style:style style:name="gr11" style:family="graphic" style:parent-style-name="standard">
      <style:graphic-properties draw:textarea-horizontal-align="justify" draw:textarea-vertical-align="middle" draw:auto-grow-height="false" fo:min-height="0.994cm" fo:min-width="0.707cm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1.476cm"/>
    </style:style>
    <style:style style:name="gr13" style:family="graphic" style:parent-style-name="standard">
      <style:graphic-properties draw:textarea-horizontal-align="justify" draw:textarea-vertical-align="middle" draw:auto-grow-height="false" fo:min-height="0.87cm" fo:min-width="4.859cm"/>
    </style:style>
    <style:style style:name="gr14" style:family="graphic" style:parent-style-name="standard">
      <style:graphic-properties draw:textarea-horizontal-align="justify" draw:textarea-vertical-align="middle" draw:auto-grow-height="false" fo:min-height="1.015cm" fo:min-width="0.69cm"/>
    </style:style>
    <style:style style:name="gr15" style:family="graphic" style:parent-style-name="standard">
      <style:graphic-properties draw:textarea-horizontal-align="justify" draw:textarea-vertical-align="middle" draw:auto-grow-height="false" fo:min-height="1.147cm" fo:min-width="2.04cm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17" style:family="graphic" style:parent-style-name="standard">
      <style:graphic-properties draw:textarea-horizontal-align="justify" draw:textarea-vertical-align="middle" draw:auto-grow-height="false" fo:min-height="1.247cm" fo:min-width="2.702cm"/>
    </style:style>
    <style:style style:name="gr18" style:family="graphic" style:parent-style-name="standard">
      <style:graphic-properties draw:textarea-horizontal-align="justify" draw:textarea-vertical-align="middle" draw:auto-grow-height="false" fo:min-height="0.897cm" fo:min-width="0.58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1.278cm"/>
    </style:style>
    <style:style style:name="gr20" style:family="graphic" style:parent-style-name="standard">
      <style:graphic-properties draw:textarea-horizontal-align="justify" draw:textarea-vertical-align="middle" draw:auto-grow-height="false" fo:min-height="0.893cm" fo:min-width="1.405cm"/>
    </style:style>
    <style:style style:name="gr21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5cm"/>
    </style:style>
    <style:style style:name="gr25" style:family="graphic" style:parent-style-name="standard">
      <style:graphic-properties draw:stroke="none" svg:stroke-color="#000000" draw:fill="none" draw:fill-color="#ffffff" fo:min-height="0.5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569cm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2.42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9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6.425cm" style:use-optimal-column-width="false"/>
    </style:style>
    <style:style style:name="co4" style:family="table-column">
      <style:table-column-properties style:column-width="13.863cm" style:use-optimal-column-width="false"/>
    </style:style>
    <style:style style:name="co5" style:family="table-column">
      <style:table-column-properties style:column-width="13.155cm" style:use-optimal-column-width="false"/>
    </style:style>
    <style:style style:name="co6" style:family="table-column">
      <style:table-column-properties style:column-width="11.45cm" style:use-optimal-column-width="false"/>
    </style:style>
    <style:style style:name="co7" style:family="table-column">
      <style:table-column-properties style:column-width="11.241cm" style:use-optimal-column-width="false"/>
    </style:style>
    <style:style style:name="co8" style:family="table-column">
      <style:table-column-properties style:column-width="8.635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546cm"/>
    </style:style>
    <style:style style:name="ro4" style:family="table-row">
      <style:table-row-properties style:row-height="1.402cm"/>
    </style:style>
    <style:style style:name="ro5" style:family="table-row">
      <style:table-row-properties style:row-height="1.936cm"/>
    </style:style>
    <style:style style:name="ro6" style:family="table-row">
      <style:table-row-properties style:row-height="1.378cm"/>
    </style:style>
    <style:style style:name="ro7" style:family="table-row">
      <style:table-row-properties style:row-height="5.844cm"/>
    </style:style>
    <style:style style:name="ro8" style:family="table-row">
      <style:table-row-properties style:row-height="3.056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00%"/>
      <style:text-properties fo:color="#0066cc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line-height="100%"/>
    </style:style>
    <style:style style:name="P9" style:family="paragraph">
      <style:text-properties fo:font-size="22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66c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7cm" svg:height="5.08cm" svg:x="8.493cm" svg:y="5.318cm">
          <text:p text:style-name="P1">8-bit</text:p>
          <text:p text:style-name="P1">up_coun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889cm" svg:x="6.615cm" svg:y="7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xml:id="id1" draw:id="id1" draw:layer="layout" svg:width="0.381cm" svg:height="0.508cm" svg:x="10.344cm" svg:y="10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747cm" svg:y1="11.906cm" svg:x2="10.535cm" svg:y2="10.968cm" draw:end-shape="id1" draw:end-glue-point="8" svg:d="M6747 11906v-218h3788v-720" svg:viewBox="0 0 3789 939">
          <text:p/>
        </draw:connector>
        <draw:frame draw:style-name="gr5" draw:text-style-name="P2" draw:layer="layout" svg:width="1.112cm" svg:height="0.806cm" svg:x="5.064cm" svg:y="7.35cm">
          <draw:text-box>
            <text:p><text:span text:style-name="T1">clk</text:span></text:p>
          </draw:text-box>
        </draw:frame>
        <draw:frame draw:style-name="gr6" draw:text-style-name="P2" draw:layer="layout" svg:width="2.157cm" svg:height="0.806cm" svg:x="5.699cm" svg:y="10.86cm">
          <draw:text-box>
            <text:p><text:span text:style-name="T1">reset_n</text:span></text:p>
          </draw:text-box>
        </draw:frame>
        <draw:connector draw:style-name="gr4" draw:text-style-name="P1" draw:layer="layout" svg:x1="6.809cm" svg:y1="4.48cm" svg:x2="10.461cm" svg:y2="5.318cm" draw:end-shape="id2" draw:end-glue-point="0" svg:d="M6809 4480v169h3652v669" svg:viewBox="0 0 3653 839">
          <text:p/>
        </draw:connector>
        <draw:frame draw:style-name="gr7" draw:text-style-name="P2" draw:layer="layout" svg:width="1.988cm" svg:height="0.806cm" svg:x="5.445cm" svg:y="4.048cm">
          <draw:text-box>
            <text:p><text:span text:style-name="T1">enable</text:span></text:p>
          </draw:text-box>
        </draw:frame>
        <draw:line draw:style-name="gr4" draw:text-style-name="P1" draw:layer="layout" svg:x1="12.43cm" svg:y1="6.588cm" svg:x2="15.224cm" svg:y2="6.588cm">
          <text:p/>
        </draw:line>
        <draw:frame draw:style-name="gr8" draw:text-style-name="P2" draw:layer="layout" svg:width="4.443cm" svg:height="0.806cm" svg:x="13.173cm" svg:y="6.596cm">
          <draw:text-box>
            <text:p><text:span text:style-name="T1">[width-1] data_out</text:span></text:p>
          </draw:text-box>
        </draw:frame>
        <draw:frame draw:style-name="gr9" draw:text-style-name="P4" draw:layer="layout" svg:width="8.609cm" svg:height="1.119cm" svg:x="6.805cm" svg:y="1.484cm">
          <draw:text-box>
            <text:p text:style-name="P3"><text:span text:style-name="T2">Module of up_counter</text:span></text:p>
          </draw:text-box>
        </draw:frame>
      </draw:page>
      <draw:page draw:name="page2" draw:style-name="dp1" draw:master-page-name="Default">
        <draw:frame draw:style-name="gr10" draw:text-style-name="P5" draw:layer="layout" svg:width="8.003cm" svg:height="1.119cm" svg:x="7.151cm" svg:y="1.953cm">
          <draw:text-box>
            <text:p><text:span text:style-name="T2">counter description</text:span></text:p>
          </draw:text-box>
        </draw:frame>
        <draw:frame draw:style-name="standard" draw:layer="layout" svg:width="18.161cm" svg:height="8.363cm" svg:x="1.891cm" svg:y="4.1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<text:s text:c="4"/></text:span></text:p>
                <text:p><text:span text:style-name="T3"><text:s text:c="6"/></text:span><text:span text:style-name="T3">signal</text:span></text:p>
              </table:table-cell>
              <table:table-cell>
                <text:p><text:span text:style-name="T3"/></text:p>
                <text:p><text:span text:style-name="T3"><text:s text:c="5"/></text:span><text:span text:style-name="T3">direction</text:span></text:p>
              </table:table-cell>
              <table:table-cell>
                <text:p><text:span text:style-name="T3"/></text:p>
                <text:p><text:span text:style-name="T3"><text:s text:c="8"/></text:span><text:span text:style-name="T3">width</text:span></text:p>
              </table:table-cell>
              <table:table-cell>
                <text:p><text:span text:style-name="T3"/></text:p>
                <text:p><text:span text:style-name="T3"><text:s/></text:span><text:span text:style-name="T3">description</text:span></text:p>
              </table:table-cell>
            </table:table-row>
            <table:table-row table:style-name="ro2" table:default-cell-style-name="ce1">
              <table:table-cell>
                <text:p><text:span text:style-name="T3">clk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3">enable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3">reset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data</text:span></text:p>
              </table:table-cell>
            </table:table-row>
            <table:table-row table:style-name="ro3" table:default-cell-style-name="ce1">
              <table:table-cell>
                <text:p><text:span text:style-name="T3">data_out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6"/></text:span><text:span text:style-name="T3">8 bit</text:span></text:p>
              </table:table-cell>
              <table:table-cell>
                <text:p><text:span text:style-name="T3">8 output dat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1" draw:text-style-name="P6" xml:id="id5" draw:id="id5" draw:layer="layout" svg:width="2.413cm" svg:height="2.486cm" svg:x="7.874cm" svg:y="14.322cm">
          <text:p text:style-name="P1"><text:span text:style-name="T1">en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2.794cm" svg:height="1.27cm" svg:x="7.828cm" svg:y="4.46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8.509cm" svg:height="1.778cm" svg:x="4.945cm" svg:y="7.129cm">
          <text:p text:style-name="P1"><text:span text:style-name="T1">inputs=clk,enable,reset_n</text:span></text:p>
          <text:p text:style-name="P1"><text:span text:style-name="T1">output=data_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6" xml:id="id3" draw:id="id3" draw:layer="layout" svg:width="2.378cm" svg:height="2.529cm" svg:x="7.936cm" svg:y="10.277cm">
          <text:p text:style-name="P1"><text:span text:style-name="T1">re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9.144cm" svg:y1="8.907cm" svg:x2="9.144cm" svg:y2="10.304cm">
          <text:p/>
        </draw:line>
        <draw:line draw:style-name="gr4" draw:text-style-name="P1" draw:layer="layout" svg:x1="9.325cm" svg:y1="5.732cm" svg:x2="9.325cm" svg:y2="7.129cm">
          <text:p/>
        </draw:line>
        <draw:custom-shape draw:style-name="gr15" draw:text-style-name="P6" xml:id="id4" draw:id="id4" draw:layer="layout" svg:width="2.54cm" svg:height="1.397cm" svg:x="13.462cm" svg:y="12.717cm">
          <text:p text:style-name="P1"><text:span text:style-name="T1">data_out=0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144cm" svg:y1="12.744cm" svg:x2="9.144cm" svg:y2="14.395cm">
          <text:p/>
        </draw:line>
        <draw:connector draw:style-name="gr4" draw:text-style-name="P1" draw:layer="layout" svg:x1="10.314cm" svg:y1="11.542cm" svg:x2="14.732cm" svg:y2="12.717cm" draw:start-shape="id3" draw:start-glue-point="7" draw:end-shape="id4" draw:end-glue-point="0" svg:d="M10314 11542h4418v1175" svg:viewBox="0 0 4419 1176">
          <text:p/>
        </draw:connector>
        <draw:custom-shape draw:style-name="gr16" draw:text-style-name="P6" xml:id="id6" draw:id="id6" draw:layer="layout" svg:width="2.794cm" svg:height="1.397cm" svg:x="13.97cm" svg:y="16.381cm">
          <text:p text:style-name="P1"><text:span text:style-name="T1">Up count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202cm" svg:height="1.497cm" svg:x="7.447cm" svg:y="18.84cm">
          <text:p text:style-name="P1"><text:span text:style-name="T1">Previous 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" draw:id="id7" draw:layer="layout" svg:width="2.159cm" svg:height="2.293cm" draw:transform="skewX (0.00698131700797732) rotate (0.00663225115757845) translate (14.251cm 19.489cm)">
          <text:p text:style-name="P1"><text:span text:style-name="T1">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7" xml:id="id8" draw:id="id8" draw:layer="layout" svg:width="1.778cm" svg:height="1.27cm" svg:x="17.653cm" svg:y="21.607cm">
          <text:p text:style-name="P1"><text:span text:style-name="T4">cout=1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9" draw:id="id9" draw:layer="layout" svg:width="1.905cm" svg:height="1.143cm" svg:x="14.459cm" svg:y="22.731cm">
          <text:p text:style-name="P1"><text:span text:style-name="T4">cout=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287cm" svg:y1="15.565cm" svg:x2="15.367cm" svg:y2="16.381cm" draw:start-shape="id5" draw:start-glue-point="7" draw:end-shape="id6" draw:end-glue-point="0" svg:d="M10287 15565h5080v816" svg:viewBox="0 0 5081 817">
          <text:p/>
        </draw:connector>
        <draw:connector draw:style-name="gr4" draw:text-style-name="P1" draw:layer="layout" svg:x1="16.41cm" svg:y1="20.621cm" svg:x2="18.542cm" svg:y2="21.607cm" draw:start-shape="id7" draw:start-glue-point="7" draw:end-shape="id8" draw:end-glue-point="0" svg:d="M16410 20621h2132v986" svg:viewBox="0 0 2133 987">
          <text:p/>
        </draw:connector>
        <draw:line draw:style-name="gr4" draw:text-style-name="P1" draw:layer="layout" svg:x1="15.367cm" svg:y1="17.797cm" svg:x2="15.367cm" svg:y2="19.575cm">
          <text:p/>
        </draw:line>
        <draw:line draw:style-name="gr4" draw:text-style-name="P1" draw:layer="layout" svg:x1="15.394cm" svg:y1="21.688cm" svg:x2="15.394cm" svg:y2="22.831cm">
          <text:p/>
        </draw:line>
        <draw:line draw:style-name="gr4" draw:text-style-name="P1" draw:layer="layout" svg:x1="9.044cm" svg:y1="16.808cm" svg:x2="9.017cm" svg:y2="18.84cm">
          <text:p/>
        </draw:line>
        <draw:custom-shape draw:style-name="gr21" draw:text-style-name="P6" xml:id="id10" draw:id="id10" draw:layer="layout" svg:width="2.667cm" svg:height="1.524cm" svg:x="7.566cm" svg:y="24.928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9cm" svg:y1="20.337cm" svg:x2="8.89cm" svg:y2="24.655cm">
          <text:p/>
        </draw:line>
        <draw:frame draw:style-name="gr22" draw:text-style-name="P2" draw:layer="layout" svg:width="1.438cm" svg:height="0.806cm" svg:x="11.638cm" svg:y="14.83cm">
          <draw:text-box>
            <text:p><text:span text:style-name="T1">high</text:span></text:p>
          </draw:text-box>
        </draw:frame>
        <draw:frame draw:style-name="gr23" draw:text-style-name="P2" draw:layer="layout" svg:width="1.239cm" svg:height="0.806cm" svg:x="9.152cm" svg:y="17.197cm">
          <draw:text-box>
            <text:p><text:span text:style-name="T1">low</text:span></text:p>
          </draw:text-box>
        </draw:frame>
        <draw:frame draw:style-name="gr24" draw:text-style-name="P2" draw:layer="layout" svg:width="1.615cm" svg:height="0.806cm" svg:x="17.226cm" svg:y="19.983cm">
          <draw:text-box>
            <text:p><text:span text:style-name="T1">&gt;255</text:span></text:p>
          </draw:text-box>
        </draw:frame>
        <draw:frame draw:style-name="gr25" draw:text-style-name="P2" draw:layer="layout" svg:width="1.651cm" svg:height="0.806cm" svg:x="15.421cm" svg:y="21.788cm">
          <draw:text-box>
            <text:p><text:span text:style-name="T1">&lt;255</text:span></text:p>
          </draw:text-box>
        </draw:frame>
        <draw:frame draw:style-name="gr23" draw:text-style-name="P2" draw:layer="layout" svg:width="1.239cm" svg:height="0.806cm" svg:x="11.584cm" svg:y="10.92cm">
          <draw:text-box>
            <text:p><text:span text:style-name="T1">low</text:span></text:p>
          </draw:text-box>
        </draw:frame>
        <draw:frame draw:style-name="gr22" draw:text-style-name="P2" draw:layer="layout" svg:width="1.438cm" svg:height="0.806cm" svg:x="9.225cm" svg:y="12.979cm">
          <draw:text-box>
            <text:p><text:span text:style-name="T1">high</text:span></text:p>
          </draw:text-box>
        </draw:frame>
        <draw:frame draw:style-name="gr26" draw:text-style-name="P5" draw:layer="layout" svg:width="10.069cm" svg:height="1.119cm" svg:x="5.486cm" svg:y="1.717cm">
          <draw:text-box>
            <text:p><text:span text:style-name="T2">Flow chart for up_counter</text:span></text:p>
          </draw:text-box>
        </draw:frame>
        <draw:connector draw:style-name="gr4" draw:text-style-name="P1" draw:layer="layout" svg:x1="15.411cm" svg:y1="23.874cm" svg:x2="8.899cm" svg:y2="24.928cm" draw:start-shape="id9" draw:start-glue-point="2" draw:end-shape="id10" svg:d="M15411 23874v527h-6512v527" svg:viewBox="0 0 6513 1055">
          <text:p/>
        </draw:connector>
        <draw:connector draw:style-name="gr4" draw:text-style-name="P1" draw:layer="layout" svg:x1="18.542cm" svg:y1="22.877cm" svg:x2="10.233cm" svg:y2="25.69cm" draw:start-shape="id8" draw:start-glue-point="2" draw:end-shape="id10" draw:end-glue-point="10" svg:d="M18542 22877v2813h-8309" svg:viewBox="0 0 8310 2814">
          <text:p/>
        </draw:connector>
        <draw:custom-shape draw:style-name="gr27" draw:text-style-name="P6" xml:id="id11" draw:id="id11" draw:layer="layout" svg:width="2.921cm" svg:height="1.524cm" svg:x="3.54cm" svg:y="18.78cm">
          <text:p text:style-name="P1"><text:span text:style-name="T1">Previous </text:span></text:p>
          <text:p text:style-name="P1"><text:span text:style-name="T1">cou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874cm" svg:y1="15.565cm" svg:x2="5cm" svg:y2="18.78cm" draw:start-shape="id5" draw:start-glue-point="5" draw:end-shape="id11" draw:end-glue-point="0" svg:d="M7874 15565h-2874v3215" svg:viewBox="0 0 2875 3216">
          <text:p/>
        </draw:connector>
        <draw:frame draw:style-name="gr28" draw:text-style-name="P2" draw:layer="layout" svg:width="1.992cm" svg:height="0.806cm" svg:x="5.064cm" svg:y="16.875cm">
          <draw:text-box>
            <text:p><text:span text:style-name="T1">default</text:span></text:p>
          </draw:text-box>
        </draw:frame>
      </draw:page>
      <draw:page draw:name="page4" draw:style-name="dp1" draw:master-page-name="Default">
        <draw:frame draw:style-name="standard" draw:layer="layout" svg:width="64.768cm" svg:height="28.537cm" svg:x="-21.606cm" svg:y="3.25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5">S.no</text:span></text:p>
              </table:table-cell>
              <table:table-cell>
                <text:p><text:span text:style-name="T5">Functionality</text:span></text:p>
              </table:table-cell>
              <table:table-cell>
                <text:p><text:span text:style-name="T5"><text:s text:c="4"/></text:span><text:span text:style-name="T5">Test procedure</text:span></text:p>
              </table:table-cell>
              <table:table-cell>
                <text:p><text:span text:style-name="T5">Expected output</text:span></text:p>
              </table:table-cell>
              <table:table-cell>
                <text:p><text:span text:style-name="T5">Actual output</text:span></text:p>
              </table:table-cell>
              <table:table-cell>
                <text:p><text:span text:style-name="T5">Result </text:span></text:p>
                <text:p><text:span text:style-name="T5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5">1.</text:span></text:p>
              </table:table-cell>
              <table:table-cell>
                <text:p><text:span text:style-name="T6">Reset check-</text:span></text:p>
                <text:p><text:span text:style-name="T6">Check for reset of the circuit by making reset is low, it reset the entire circuit <text:s/>into 0.</text:span></text:p>
                <text:p><text:span text:style-name="T6"/></text:p>
                <text:p><text:span text:style-name="T6">According to spec reset is active low.</text:span></text:p>
              </table:table-cell>
              <table:table-cell>
                <text:p><text:span text:style-name="T6">cdMake </text:span></text:p>
                <text:p><text:span text:style-name="T6">Reset =0</text:span></text:p>
              </table:table-cell>
              <table:table-cell table:style-name="ce4">
                <text:p text:style-name="P8"><text:span text:style-name="T6">q=0.</text:span></text:p>
              </table:table-cell>
              <table:table-cell>
                <text:p><text:span text:style-name="T6">clk=0,</text:span><text:span text:style-name="T6"><text:tab/></text:span><text:span text:style-name="T6">rst=0,</text:span><text:span text:style-name="T6"><text:tab/></text:span><text:span text:style-name="T6">en=1,</text:span><text:span text:style-name="T6"><text:tab/></text:span><text:span text:style-name="T6">count= <text:s/>x</text:span></text:p>
                <text:p><text:span text:style-name="T6">clk=1,</text:span><text:span text:style-name="T6"><text:tab/></text:span><text:span text:style-name="T6">rst=0,</text:span><text:span text:style-name="T6"><text:tab/></text:span><text:span text:style-name="T6">en=1,</text:span><text:span text:style-name="T6"><text:tab/></text:span><text:span text:style-name="T6">count= <text:s/>0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0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5">2.</text:span></text:p>
              </table:table-cell>
              <table:table-cell>
                <text:p><text:span text:style-name="T6">Count check-</text:span></text:p>
                <text:p><text:span text:style-name="T6">Check for the enable of the circuit by making enable as low. The counter does't count.</text:span></text:p>
              </table:table-cell>
              <table:table-cell>
                <text:p><text:span text:style-name="T6">Make enable=0</text:span></text:p>
              </table:table-cell>
              <table:table-cell table:style-name="ce4">
                <text:p text:style-name="P8"><text:span text:style-name="T6">data_out=it holds the previous count</text:span></text:p>
              </table:table-cell>
              <table:table-cell>
                <text:p><text:span text:style-name="T6">clk=1,</text:span><text:span text:style-name="T6"><text:tab/></text:span><text:span text:style-name="T6">rst=0,</text:span><text:span text:style-name="T6"><text:tab/></text:span><text:span text:style-name="T6">en=1,</text:span><text:span text:style-name="T6"><text:tab/></text:span><text:span text:style-name="T6">count= <text:s/>4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0,</text:span><text:span text:style-name="T6"><text:tab/></text:span><text:span text:style-name="T6">count= <text:s/>4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0,</text:span><text:span text:style-name="T6"><text:tab/></text:span><text:span text:style-name="T6">count= <text:s/>4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5">3.</text:span></text:p>
              </table:table-cell>
              <table:table-cell>
                <text:p><text:span text:style-name="T6">Count check-</text:span></text:p>
                <text:p><text:span text:style-name="T6">Check for enable of the circuit by making <text:s/>enable as high,then it starts the up counting.</text:span></text:p>
              </table:table-cell>
              <table:table-cell>
                <text:p><text:span text:style-name="T6">Make enable=1</text:span></text:p>
              </table:table-cell>
              <table:table-cell>
                <text:p><text:span text:style-name="T6">data_out=upcounting</text:span></text:p>
              </table:table-cell>
              <table:table-cell>
                <text:p><text:span text:style-name="T6">clk=1,</text:span><text:span text:style-name="T6"><text:tab/></text:span><text:span text:style-name="T6">rst=0,</text:span><text:span text:style-name="T6"><text:tab/></text:span><text:span text:style-name="T6">en=1,</text:span><text:span text:style-name="T6"><text:tab/></text:span><text:span text:style-name="T6">count= <text:s/>0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0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1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1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2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2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3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3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4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4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5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5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6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6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7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7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8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8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9</text:span></text:p>
              </table:table-cell>
              <table:table-cell>
                <text:p><text:span text:style-name="T6">pass</text:span></text:p>
              </table:table-cell>
            </table:table-row>
            <table:table-row table:style-name="ro8" table:default-cell-style-name="ce3">
              <table:table-cell table:style-name="ce2">
                <text:p><text:span text:style-name="T5">4.</text:span></text:p>
              </table:table-cell>
              <table:table-cell>
                <text:p><text:span text:style-name="T6">Enable check-</text:span></text:p>
                <text:p><text:span text:style-name="T6">Check for if enable is unknown,it holds the previous count.</text:span></text:p>
              </table:table-cell>
              <table:table-cell>
                <text:p><text:span text:style-name="T6">Make</text:span></text:p>
                <text:p><text:span text:style-name="T6"><text:s/></text:span><text:span text:style-name="T6">enable=x</text:span></text:p>
              </table:table-cell>
              <table:table-cell>
                <text:p><text:span text:style-name="T6">data_out=data_out</text:span></text:p>
                <text:p><text:span text:style-name="T6">(it remains constant)</text:span></text:p>
              </table:table-cell>
              <table:table-cell>
                <text:p><text:span text:style-name="T6">clk=1,</text:span><text:span text:style-name="T6"><text:tab/></text:span><text:span text:style-name="T6">rst=0,</text:span><text:span text:style-name="T6"><text:tab/></text:span><text:span text:style-name="T6">en=1,</text:span><text:span text:style-name="T6"><text:tab/></text:span><text:span text:style-name="T6">count= <text:s/>0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x,</text:span><text:span text:style-name="T6"><text:tab/></text:span><text:span text:style-name="T6">count= <text:s/>0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x,</text:span><text:span text:style-name="T6"><text:tab/></text:span><text:span text:style-name="T6">count= <text:s/>0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8" table:default-cell-style-name="ce3">
              <table:table-cell table:style-name="ce2">
                <text:p><text:span text:style-name="T5">5.</text:span></text:p>
              </table:table-cell>
              <table:table-cell>
                <text:p><text:span text:style-name="T6">Enable check-</text:span></text:p>
                <text:p><text:span text:style-name="T6">Check for enable of the circuit by making enable as z,it holds the previous count.</text:span></text:p>
              </table:table-cell>
              <table:table-cell>
                <text:p><text:span text:style-name="T6">Make enable=z</text:span></text:p>
              </table:table-cell>
              <table:table-cell/>
              <table:table-cell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1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z,</text:span><text:span text:style-name="T6"><text:tab/></text:span><text:span text:style-name="T6">count= <text:s/>1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z,</text:span><text:span text:style-name="T6"><text:tab/></text:span><text:span text:style-name="T6">count= <text:s/>1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8" table:default-cell-style-name="ce3">
              <table:table-cell table:style-name="ce2">
                <text:p><text:span text:style-name="T5">6.</text:span></text:p>
              </table:table-cell>
              <table:table-cell>
                <text:p><text:span text:style-name="T6">Count check-</text:span></text:p>
                <text:p><text:span text:style-name="T6">Check for count of the circuit by making enable as 1,it starts up counting up to maximum count,after it's count again starts from 0.</text:span></text:p>
              </table:table-cell>
              <table:table-cell>
                <text:p><text:span text:style-name="T6">Make enable=1</text:span></text:p>
              </table:table-cell>
              <table:table-cell>
                <text:p><text:span text:style-name="T6">data_out=up counting (it again starts counting from 0,when reaches to maximum count)</text:span></text:p>
              </table:table-cell>
              <table:table-cell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254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255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255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0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0</text:span></text:p>
                <text:p><text:span text:style-name="T6">clk=1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1</text:span></text:p>
                <text:p><text:span text:style-name="T6">clk=0,</text:span><text:span text:style-name="T6"><text:tab/></text:span><text:span text:style-name="T6">rst=1,</text:span><text:span text:style-name="T6"><text:tab/></text:span><text:span text:style-name="T6">en=1,</text:span><text:span text:style-name="T6"><text:tab/></text:span><text:span text:style-name="T6">count= <text:s/>1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9" draw:text-style-name="P9" draw:layer="layout" svg:width="4.418cm" svg:height="1.119cm" svg:x="8.04cm" svg:y="1.918cm">
          <draw:text-box>
            <text:p><text:span text:style-name="T2">Test ca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6:04:26.553320811</meta:creation-date>
    <dc:date>2016-11-16T10:52:04.902610809</dc:date>
    <meta:editing-duration>PT2H50M51S</meta:editing-duration>
    <meta:editing-cycles>28</meta:editing-cycles>
    <meta:generator>LibreOffice/4.3.7.2$Linux_X86_64 LibreOffice_project/430$Build-2</meta:generator>
    <meta:document-statistic meta:object-count="48"/>
  </office:meta>
</office:document-meta>
</file>